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1d34f" officeooo:paragraph-rsid="0001d34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281af" officeooo:paragraph-rsid="000281a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363a4" officeooo:paragraph-rsid="000363a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53a0d" officeooo:paragraph-rsid="00053a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6439b" officeooo:paragraph-rsid="0006439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76a8d" officeooo:paragraph-rsid="00076a8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8bcdc" officeooo:paragraph-rsid="0008bcd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9d621" officeooo:paragraph-rsid="0009d62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SFET</text:p>
      <text:p text:style-name="P1"/>
      <text:p text:style-name="P2">Design mos à la con.</text:p>
      <text:p text:style-name="P2">Composant : Si7336adp</text:p>
      <text:p text:style-name="P2"/>
      <text:p text:style-name="P3">Vcc = 10V</text:p>
      <text:p text:style-name="P3">gm = 110 S</text:p>
      <text:p text:style-name="P3">RD = 100 Ohms.</text:p>
      <text:p text:style-name="P4">Vth = 2V</text:p>
      <text:p text:style-name="P4">ID = (Vcc/2)/100 = 5mA</text:p>
      <text:p text:style-name="P4"/>
      <text:p text:style-name="P4">ID <text:s/>= gm*(Vgs – Vth)²</text:p>
      <text:p text:style-name="P4">Vgs = sqrt(ID*gm) +Vth</text:p>
      <text:p text:style-name="P4">Vgs = sqrt(5/110) + 2 =&gt; 2.21V</text:p>
      <text:p text:style-name="P4"/>
      <text:p text:style-name="P5">Vg = 1/3*Vcc = 3.3V</text:p>
      <text:p text:style-name="P5">Vg = Vgs + <text:s/>Vs</text:p>
      <text:p text:style-name="P5">Vs = Vg – Vgs = 3.3 – 2.21V = 1.09V</text:p>
      <text:p text:style-name="P5"/>
      <text:p text:style-name="P6">Vdd = Vd + Vds + Vs = 10V</text:p>
      <text:p text:style-name="P6">Vds = Vdd – Vd – Vs = 10 – 5 – 1.09 = 4.91V</text:p>
      <text:p text:style-name="P6"/>
      <text:p text:style-name="P6">Rs = Vs/Id = 1.09/(5*10^-3) = 218 Ohms.</text:p>
      <text:p text:style-name="P6"/>
      <text:p text:style-name="P7">Rin = 3.3kOhms</text:p>
      <text:p text:style-name="P7"/>
      <text:p text:style-name="P8">f-3dB = 1kHz = 1/(2*pi*Rin*C)</text:p>
      <text:p text:style-name="P8"/>
      <text:p text:style-name="P8">C = 1/(2*pi*1kHz*3.3kOhms) = 48.2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32:26.938224299</meta:creation-date>
    <dc:date>2019-07-30T12:10:27.550018052</dc:date>
    <meta:editing-duration>PT11M4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04" meta:character-count="436" meta:non-whitespace-character-count="344"/>
  </office:meta>
</office:document-meta>
</file>